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outline1">
      <style:graphic-properties draw:fill-color="#ffffff" fo:min-height="12.5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18pt"/>
    </style:style>
    <style:style style:name="P8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6cm" fo:margin-right="0cm" text:enable-numbering="false" fo:text-indent="-0.6cm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1.2cm" fo:margin-right="0cm" text:enable-numbering="false" fo:text-indent="-0.9cm"/>
      <style:text-properties fo:font-size="18pt" style:font-size-asian="18pt" style:font-size-complex="18pt"/>
    </style:style>
    <style:style style:name="P13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family="Wingdings" style:font-style-name="Standard" style:font-pitch="variable" style:font-charset="x-symbol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6" style:family="text">
      <style:text-properties fo:font-family="Arial" style:font-family-generic="roman" style:font-pitch="variable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7" style:family="text">
      <style:text-properties fo:font-family="Arial" style:font-family-generic="roman" style:font-pitch="variable" fo:font-size="18pt" fo:font-weight="bold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8" style:family="text">
      <style:text-properties fo:font-family="Arial" style:font-family-generic="roman" style:font-pitch="variable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9" style:family="text">
      <style:text-properties fo:font-family="Wingdings" style:font-style-name="Standard" style:font-pitch="variable" style:font-charset="x-symbol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10" style:family="text">
      <style:text-properties fo:font-size="18pt" fo:font-weight="normal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family-generic="modern" style:font-pitch="fixed" fo:font-size="18pt" style:font-size-asian="18pt" style:font-size-complex="18pt"/>
    </style:style>
    <style:style style:name="T13" style:family="text">
      <style:text-properties fo:color="#993366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family="Arial" style:font-family-generic="swiss" style:font-pitch="variable" fo:font-size="18pt" style:font-size-asian="18pt" style:font-size-complex="18pt"/>
    </style:style>
    <style:style style:name="T15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Maven 2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Expertenschulung – Build 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Was macht Maven 2?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1">Baut Software <text:s/>aus Quellcode und stellt sie in auslieferbaren Einheiten zur Verfügung (JARs, WARs, EARs, etc.)</text:span></text:p>
              </text:list-item>
            </text:list>
            <text:list text:style-name="L2">
              <text:list-item>
                <text:p text:style-name="P5"><text:span text:style-name="T1">Regelt die Verwendung von Bibliotheken (jars)</text:span></text:p>
              </text:list-item>
            </text:list>
            <text:list text:style-name="L2">
              <text:list-item>
                <text:p text:style-name="P5"><text:span text:style-name="T1">Regelt das Zusammenbauen komplexer Software aus mehreren Teilprojekten</text:span></text:p>
              </text:list-item>
            </text:list>
            <text:list text:style-name="L2">
              <text:list-item>
                <text:p text:style-name="P5"><text:span text:style-name="T1">Unterstützt bei der Qualitätssicheru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tegriert Werkzeuge um automatisierte Tests zu übersetzen und auszuführen (Junit, Test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tegriert Werkzeuge zur Qualitätssicherung (PMD, Checkstyle, Findbugs, Cobertura, Clover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generiert</text:span><text:span text:style-name="T1"> übersichtliche, einheitliche, navigierbare, integrierte </text:span><text:span text:style-name="T2">Web-Sites</text:span><text:span text:style-name="T1"> mit aus dem Quellcode abgeleiteten </text:span><text:span text:style-name="T2">Berichten</text:span><text:span text:style-name="T1"> und eigens erstellter </text:span><text:span text:style-name="T2">Dokumentation</text:span></text:p>
              </text:list-item>
            </text:list>
            <text:list text:style-name="L2">
              <text:list-item>
                <text:p text:style-name="P5"><text:span text:style-name="T1">stellt eine allgemeine Infrastruktur bereit, um sämtliche Werkzeuge die aus Quellcode irgendetwas generieren (generierten Code, auslieferbare Software, Berichte, Dokumentation) zu integrie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Die Kernkonzepte...</text:p>
          </draw:text-box>
        </draw:frame>
        <draw:frame presentation:style-name="pr4" draw:text-style-name="P8" draw:layer="layout" svg:width="25.199cm" svg:height="14.881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Konventione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Verzeichnisstruktur</text:span><text:span text:style-name="T3"> für Projek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Was in welcher Reihenfolge mit dem Quellcode gemacht wird (</text:span><text:span text:style-name="T4">Goals</text:span><text:span text:style-name="T3">, </text:span><text:span text:style-name="T4">Lifecycle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Konfiguratio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In Maven wird konfiguriert, was mit dem Quellcode getan werden soll </text:span><text:span text:style-name="T5"></text:span><text:span text:style-name="T6"> </text:span><text:span text:style-name="T7">POM.xml</text:span><text:span text:style-name="T8">. Ganz speziell, wie er ausgeliefert werden soll (JAR, WAR, EAR, etc.) </text:span><text:span text:style-name="T9"></text:span><text:span text:style-name="T7"> Packag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Konfigurationen können vererbt werden </text:span><text:span text:style-name="T9"></text:span><text:span text:style-name="T7"> Master-P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Besonderheiten können über so genannte </text:span><text:span text:style-name="T7">Profile</text:span><text:span text:style-name="T8"> konfiguriert werden (Umgebungen, Auslieferungparameter, etc.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0">Aus Quellcode kann etwas gebaut werden (</text:span><text:span text:style-name="T4">build</text:span><text:span text:style-name="T10">), oder Berichte/Dokumentation (</text:span><text:span text:style-name="T4">report</text:span><text:span text:style-name="T10">) generiert werden</text:span></text:p>
              </text:list-item>
            </text:list>
            <text:list text:style-name="L2">
              <text:list-item>
                <text:p text:style-name="P5"><text:span text:style-name="T3">Für jede dieser Aufgaben (compile, test, etc.) gibt es ein </text:span><text:span text:style-name="T4">Plugin</text:span><text:span text:style-name="T10">. Alle Funktionen von Maven werden von Plugins erbracht. Maven läßt sich über Plugins erweitern.</text:span></text:p>
              </text:list-item>
            </text:list>
            <text:list text:style-name="L2">
              <text:list-item>
                <text:p text:style-name="P5"><text:span text:style-name="T10">Jedes Projekt hat als auslieferbares Ergebnis genau eine Datei (</text:span><text:span text:style-name="T4">Artefak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4">Die Kernkonzepte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0">Abhängigkeiten zwischen Projekten und zu Bibliotheken (jars) werden über Abhängigkeiten definiert (</text:span><text:span text:style-name="T4">Dependency</text:span><text:span text:style-name="T10">). Es gibt unterschiedliche Arten von Abhängigkeiten (</text:span><text:span text:style-name="T11">Scope</text:span><text:span text:style-name="T10">).</text:span></text:p>
              </text:list-item>
            </text:list>
            <text:list text:style-name="L2">
              <text:list-item>
                <text:p text:style-name="P5"><text:span text:style-name="T10">Bibliotheken, Plugins und weitere Artefakte werden erst bei Bedarf von zentralen Ablage-Servern geholt (</text:span><text:span text:style-name="T4">Repository</text:span><text:span text:style-name="T10">). Sie werden dort in einer standardisierten Struktur abgeleg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Kernkonzepte am Beispiel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Konventionen: Verzeichnisstruktur</text:p>
          </draw:text-box>
        </draw:frame>
        <draw:frame draw:style-name="gr2" draw:layer="layout" svg:width="25.199cm" svg:height="13.859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>
            <draw:text-box>
              <text:p text:style-name="P3">http://maven.apache.org/guides/introduction/introduction-to-the-standard-directory-layout.html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Abhängigkeiten verwalten...</text:p>
          </draw:text-box>
        </draw:frame>
        <draw:frame presentation:style-name="pr7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Deklaration im POM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3"><text:s/></text:span><text:span text:style-name="T12"><text:s/></text:span><text:span text:style-name="T12">&lt;dependencies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4"/></text:span><text:span text:style-name="T12">&lt;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6"/></text:span><text:span text:style-name="T12">&lt;groupId&gt;junit&lt;/group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6"/></text:span><text:span text:style-name="T12">&lt;artifactId&gt;junit&lt;/artifact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6"/></text:span><text:span text:style-name="T12">&lt;version&gt;4.4&lt;/version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13">&lt;scope&gt;XXX&lt;/sco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13">&lt;type&gt;YYY&lt;/ty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4"/></text:span><text:span text:style-name="T12">&lt;/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3">Scope: compile, provided, runtime, test, system, import</text:span></text:p>
              </text:list-item>
            </text:list>
            <text:list text:style-name="L2">
              <text:list-item>
                <text:p text:style-name="P8"><text:span text:style-name="T3">Type: jar, war, ear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Abhängigkeiten verwalten</text:p>
          </draw:text-box>
        </draw:frame>
        <draw:frame presentation:style-name="pr8" draw:text-style-name="P8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Abhängigkeiten sind transitiv</text:span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12"><text:span text:style-name="T3"/></text:p>
              </text:list-item>
            </text:list>
            <text:list text:style-name="L2">
              <text:list-item>
                <text:p text:style-name="P8"><text:span text:style-name="T14">Dependency mediation (nearest definition)</text:span></text:p>
              </text:list-item>
            </text:list>
            <text:list text:style-name="L2">
              <text:list-item>
                <text:p text:style-name="P8"><text:span text:style-name="T3">Excluded &amp; optional dependencies</text:span></text:p>
              </text:list-item>
            </text:list>
          </draw:text-box>
        </draw:frame>
        <draw:frame draw:style-name="gr2" draw:layer="layout" svg:width="19.825cm" svg:height="7.101cm" svg:x="4.257cm" svg:y="7.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Erfahrungswerte...</text:p>
          </draw:text-box>
        </draw:frame>
        <draw:frame presentation:style-name="pr4" draw:text-style-name="P13" draw:layer="layout" svg:width="25.199cm" svg:height="14.381cm" svg:x="1.4cm" svg:y="4.914cm" presentation:class="outline" presentation:user-transformed="true">
          <draw:text-box>
            <text:list text:style-name="L2">
              <text:list-item>
                <text:p text:style-name="P5"><text:span text:style-name="T15">Maven ohne Internet-Verbindung? Kann man vergessen!</text:span><text:span text:style-name="T15"><text:line-break/></text:span><text:span text:style-name="T15">Schade, wenn man viel unterwegs ist.</text:span></text:p>
              </text:list-item>
            </text:list>
            <text:list text:style-name="L2">
              <text:list-item>
                <text:p text:style-name="P5"><text:span text:style-name="T15">Alle vom build verwendeten Plugins sollte man im Master-POM mit Versionsnummer konfigurieren. Ansonsten gibt es Überraschungen durch Updates!</text:span><text:span text:style-name="T15"><text:line-break/></text:span><text:span text:style-name="T15">Verletzt das R von CRISP. R = Repeatable.</text:span></text:p>
              </text:list-item>
            </text:list>
            <text:list text:style-name="L2">
              <text:list-item>
                <text:p text:style-name="P5"><text:span text:style-name="T15">Multi-Module-Struktur ist für viele Plugins problematisch</text:span></text:p>
              </text:list-item>
            </text:list>
            <text:list text:style-name="L2">
              <text:list-item>
                <text:p text:style-name="P5"><text:span text:style-name="T15">Projektstruktur für Eclipse: Flach oder Hierarchisch? == Erhängen oder Erschiessen?</text:span></text:p>
              </text:list-item>
            </text:list>
            <text:list text:style-name="L2">
              <text:list-item>
                <text:p text:style-name="P5"><text:span text:style-name="T15">Die Integration in die IDEs funktioniert speziell bei Eclipse meistens gut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Es gibt in Eclipse kein Equivalent zum Plugin goal resources:resourc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Jedes Plugin hat sein Eigenleben (Plugins immer in einer konkreten Version verwenden, niemals ohne Not eine Version ändern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5">Eigene Plugins lassen sich unter Nutzung von Ant leicht erstellen. Die richtigen Parameter aus Maven zu übergeben erfordert Recher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4">Erfahrungswerte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5">Die Architektur von Maven, Plugins in den Lifecycle zu integrieren hat Schwächen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Reihenfolge von Plugin-Goals innerhalb eines Lifecyc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5">Nur Code aus einem Jar-Projekt lässt sich aus anderen Projekten referenzieren (Problem z. B. mit WARs).</text:span></text:p>
              </text:list-item>
            </text:list>
            <text:list text:style-name="L2">
              <text:list-item>
                <text:p text:style-name="P5"><text:span text:style-name="T15">Einige Plugins haben Probleme mit Multi-Module builds (speziell beim Reporting), Ist das ein Architekturproblem von Mave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473cm" svg:x="1.4cm" svg:y="0.854cm" presentation:class="title" presentation:user-transformed="true">
          <draw:text-box>
            <text:p text:style-name="P4">Gute Build-Konzepte – Technologie Neutral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3">Verzeichnisstruktur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Quellcode für Produktion und Test trenn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de und Resourcen trennen (manchm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Quellen für Generatoren und Generiertes trenne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Vereinheitlichte Build-Targets, Goals: clean, compile, test, package, ...</text:span></text:p>
              </text:list-item>
            </text:list>
            <text:list text:style-name="L2">
              <text:list-item>
                <text:p text:style-name="P5"><text:span text:style-name="T3">Standardisierte Struktur für Artefakte (group, artifactid, version)</text:span></text:p>
              </text:list-item>
            </text:list>
            <text:list text:style-name="L2">
              <text:list-item>
                <text:p text:style-name="P5"><text:span text:style-name="T3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3-31T01:25:02</meta:creation-date>
    <dc:creator>Thomas Wieger</dc:creator>
    <dc:date>2008-04-01T23:03:19</dc:date>
    <dc:language>de-DE</dc:language>
    <meta:editing-cycles>79</meta:editing-cycles>
    <meta:editing-duration>PT15H48M40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22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2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6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6pt" style:language-asian="zxx" style:country-asian="none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src/main/java</text:p>
          </table:table-cell>
          <table:table-cell office:value-type="string">
            <text:p>Application/Library sources</text:p>
          </table:table-cell>
        </table:table-row>
        <table:table-row table:style-name="ro2">
          <table:table-cell office:value-type="string">
            <text:p>src/main/resources</text:p>
          </table:table-cell>
          <table:table-cell office:value-type="string">
            <text:p>Application/Library resources</text:p>
          </table:table-cell>
        </table:table-row>
        <table:table-row table:style-name="ro1">
          <table:table-cell office:value-type="string">
            <text:p>src/main/filters</text:p>
          </table:table-cell>
          <table:table-cell office:value-type="string">
            <text:p>Resource filter files</text:p>
          </table:table-cell>
        </table:table-row>
        <table:table-row table:style-name="ro1">
          <table:table-cell office:value-type="string">
            <text:p>src/main/assembly</text:p>
          </table:table-cell>
          <table:table-cell office:value-type="string">
            <text:p>Assembly descriptors</text:p>
          </table:table-cell>
        </table:table-row>
        <table:table-row table:style-name="ro1">
          <table:table-cell office:value-type="string">
            <text:p>src/main/config</text:p>
          </table:table-cell>
          <table:table-cell office:value-type="string">
            <text:p>Configuration files</text:p>
          </table:table-cell>
        </table:table-row>
        <table:table-row table:style-name="ro1">
          <table:table-cell office:value-type="string">
            <text:p>src/main/webapp</text:p>
          </table:table-cell>
          <table:table-cell office:value-type="string">
            <text:p>Web application sources</text:p>
          </table:table-cell>
        </table:table-row>
        <table:table-row table:style-name="ro1">
          <table:table-cell office:value-type="string">
            <text:p>src/test/java</text:p>
          </table:table-cell>
          <table:table-cell office:value-type="string">
            <text:p>Test sources</text:p>
          </table:table-cell>
        </table:table-row>
        <table:table-row table:style-name="ro1">
          <table:table-cell office:value-type="string">
            <text:p>src/test/resources</text:p>
          </table:table-cell>
          <table:table-cell office:value-type="string">
            <text:p>Test resources</text:p>
          </table:table-cell>
        </table:table-row>
        <table:table-row table:style-name="ro1">
          <table:table-cell office:value-type="string">
            <text:p>src/test/filters</text:p>
          </table:table-cell>
          <table:table-cell office:value-type="string">
            <text:p>Test resource filter files</text:p>
          </table:table-cell>
        </table:table-row>
        <table:table-row table:style-name="ro1">
          <table:table-cell office:value-type="string">
            <text:p>src/site</text:p>
          </table:table-cell>
          <table:table-cell office:value-type="string">
            <text:p>Site</text:p>
          </table:table-cell>
        </table:table-row>
        <table:table-row table:style-name="ro1">
          <table:table-cell office:value-type="string">
            <text:p>LICENSE.txt</text:p>
          </table:table-cell>
          <table:table-cell office:value-type="string">
            <text:p>Project's license</text:p>
          </table:table-cell>
        </table:table-row>
        <table:table-row table:style-name="ro1">
          <table:table-cell office:value-type="string">
            <text:p>README.txt</text:p>
          </table:table-cell>
          <table:table-cell office:value-type="string">
            <text:p>Project's readm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729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8pt" style:font-size-asian="18pt" style:font-size-complex="18pt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1" table:default-cell-style-name="ce3"/>
        <table:table-row table:style-name="ro1">
          <table:table-cell table:style-name="ce1"/>
          <table:table-cell table:style-name="ce2" office:value-type="string">
            <text:p>compile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test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ompile</text:p>
          </table:table-cell>
          <table:table-cell table:style-name="ce2" office:value-type="string">
            <text:p>compile(*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untime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_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est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